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58d16" officeooo:paragraph-rsid="00258d16"/>
    </style:style>
    <style:style style:name="P2" style:family="paragraph" style:parent-style-name="Standard">
      <style:text-properties officeooo:rsid="002714bc" officeooo:paragraph-rsid="002714bc"/>
    </style:style>
    <style:style style:name="P3" style:family="paragraph" style:parent-style-name="Standard">
      <style:text-properties officeooo:rsid="0027c992" officeooo:paragraph-rsid="0027c992"/>
    </style:style>
    <style:style style:name="T1" style:family="text">
      <style:text-properties officeooo:rsid="0028ec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rting and gathering part 1</text:p>
      <text:p text:style-name="P1"/>
      <text:p text:style-name="P2">Welcome back, In this video we will discussing sorting and gathering. Lets get started by talking about sorting. </text:p>
      <text:p text:style-name="P2"/>
      <text:p text:style-name="P2">Sorting, as you might expect, is a very common and well defined use case in programming. The STL provides several functions for sorting, <text:span text:style-name="T1">checking</text:span> if elements are sorted, partially sorting, and other things you might not have thought of. </text:p>
      <text:p text:style-name="P2"/>
      <text:p text:style-name="P2">These are the different functions related to searching that are offered by the STL. We will be discussing these in detail through out this <text:span text:style-name="T1">section.</text:span> </text:p>
      <text:p text:style-name="P2"/>
      <text:p text:style-name="P2">Here is the signature for the std::sort algorithm, as you can see there is a default sort which will rely on the Less then operator to determine order, and a sort that takes in a Compare callable object. This callable must return “true” if a should go before b.</text:p>
      <text:p text:style-name="P2"/>
      <text:p text:style-name="P2">std::sort sorts elements in an ascending order (or by what the Compare function says is ascending). Once sorted, the order of the equal elements is not guaranteed to be <text:span text:style-name="T1">preserved</text:span>, this is called an unstable sort. If you need that order <text:span text:style-name="T1">preserved</text:span>, you can use the stable_sort. </text:p>
      <text:p text:style-name="P2"/>
      <text:p text:style-name="P2">There is no need to show the signatures for stable_sort, as they are identical to the sort signatures with the word stable in front followed by an underscore. The main difference is how they treat the relative order of matching items found in the range. stable_sort <text:span text:style-name="T1">preserves</text:span> the relative order of equivalent items, which means that if there are say two number ‘3’ found, the first 3 encountered will be put ahead of the second three. </text:p>
      <text:p text:style-name="P2"/>
      <text:p text:style-name="P2">The STL also provides functions to check if ranges of elements are sorted or not. Here are some of those functions. </text:p>
      <text:p text:style-name="P2"/>
      <text:p text:style-name="P3">Std::is_sorted can be used to examine the range of elements, with or without a Compare callable object to determine if the range is in sorted order. The Compare callable is identical to the one used for sorting. is_sorted_until works a bit different, it will scan through a range and return you the last position were the range stops being sorted, so you know that the range between first and what ever is returned is sorted. Lets go into an example</text:p>
      <text:p text:style-name="P3"/>
      <text:p text:style-name="P3">&lt;sort.cpp&gt;</text:p>
      <text:p text:style-name="P3"/>
      <text:p text:style-name="P3">In the next video, we will be continuing this topic with section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1T08:22:09.920336376</dc:date>
    <meta:editing-duration>P2DT13H30S</meta:editing-duration>
    <meta:editing-cycles>11</meta:editing-cycles>
    <meta:generator>LibreOffice/6.0.7.3$Linux_X86_64 LibreOffice_project/00m0$Build-3</meta:generator>
    <meta:document-statistic meta:table-count="0" meta:image-count="0" meta:object-count="0" meta:page-count="1" meta:paragraph-count="11" meta:word-count="374" meta:character-count="2141" meta:non-whitespace-character-count="1771"/>
  </office:meta>
</office:document-meta>
</file>